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size-asian="10.5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ffffff" style:font-size-asian="10.5pt"/>
    </style:style>
    <style:style style:name="T2" style:family="text">
      <style:text-properties fo:color="#ffffff" fo:font-weight="bold" style:font-size-asian="10.5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="Arrow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2in" draw:marker-end-width="0.2in" draw:fill="none" draw:textarea-vertical-align="middle" draw:auto-grow-height="false" fo:min-height="0.5201in" fo:min-width="0.34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="Arrow" draw:marker-start-width="0.1701in" draw:marker-end="Arrowheads_20_1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8" draw:style-name="gr7" draw:text-style-name="P3" svg:width="2.4543in" svg:height="0.4043in" svg:x="6.972in" svg:y="0.0799in"><text:p text:style-name="P1"><text:span text:style-name="T4">build symlinks via</text:span></text:p><text:p text:style-name="P1"><text:span text:style-name="T3">ln_rootfil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1" svg:width="0.1669in" svg:height="1.6776in" svg:x="6.6756in" svg:y="-0.557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16" draw:style-name="gr2" draw:text-style-name="P1" svg:x1="2.3055in" svg:y1="1.8591in" svg:x2="3.7382in" svg:y2="0.9882in"><text:p/></draw:line><draw:line text:anchor-type="paragraph" draw:z-index="14" draw:style-name="gr2" draw:text-style-name="P1" svg:x1="2.3055in" svg:y1="1.6197in" svg:x2="3.4882in" svg:y2="0.4154in"><text:p/></draw:line><draw:custom-shape text:anchor-type="paragraph" draw:z-index="13" draw:style-name="gr3" draw:text-style-name="P1" svg:width="3.148in" svg:height="0.3921in" svg:x="3.0917in" svg:y="0.0236in"><text:p text:style-name="P1">Scaler data tree</text:p><text:p text:style-name="P1"><text:span text:style-name="T3">rellum/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" draw:style-name="gr2" draw:text-style-name="P1" svg:x1="1.0783in" svg:y1="2.7764in" svg:x2="1.0783in" svg:y2="2.0362in"><text:p/></draw:line><draw:custom-shape text:anchor-type="paragraph" draw:z-index="5" draw:style-name="gr4" draw:text-style-name="P1" svg:width="3.148in" svg:height="0.637in" svg:x="-0.4264in" svg:y="2.9402in"><text:p text:style-name="P1">Reduced Data Set</text:p><text:p text:style-name="P1"><text:span text:style-name="T3">redset/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" draw:style-name="gr2" draw:text-style-name="P1" svg:x1="2.2598in" svg:y1="1.2028in" svg:x2="3.3425in" svg:y2="-0.1618in"><text:p/></draw:line><draw:custom-shape text:anchor-type="paragraph" draw:z-index="3" draw:style-name="gr4" draw:text-style-name="P3" svg:width="2.4543in" svg:height="0.8335in" svg:x="-0.1484in" svg:y="1.2028in"><text:p text:style-name="P1"><text:span text:style-name="T4">Combine rellum and patch</text:span></text:p><text:p text:style-name="P1"><text:span text:style-name="T4">Spin pattern</text:span></text:p><text:p text:style-name="P1"><text:span text:style-name="T3">loop_ReduceDa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3" draw:text-style-name="P1" svg:width="3.148in" svg:height="0.3953in" svg:x="3.0457in" svg:y="-0.5571in"><text:p text:style-name="P1">Output tree from rellum analysis</text:p><text:p text:style-name="P1"><text:span text:style-name="T3">rellum/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" draw:style-name="gr2" draw:text-style-name="P1" svg:x1="1.0783in" svg:y1="1.2028in" svg:x2="1.0783in" svg:y2="0.3346in"><text:p/></draw:line><draw:custom-shape text:anchor-type="paragraph" draw:z-index="0" draw:style-name="gr1" draw:text-style-name="P2" svg:width="3.148in" svg:height="0.637in" svg:x="-0.2646in" svg:y="-0.302in"><text:p text:style-name="P1"><text:span text:style-name="T1">Output files from root12fms</text:span></text:p><text:p text:style-name="P1"><text:span text:style-name="T2">h5/Output/Outputset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5" draw:style-name="gr5" draw:text-style-name="P1" svg:width="3.148in" svg:height="0.3921in" svg:x="3.3425in" svg:y="0.5965in"><text:p text:style-name="P1">Polarimetry data tree</text:p><text:p text:style-name="P1"><text:span text:style-name="T3">polar/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style-name="gr4" draw:text-style-name="P1" svg:width="3.148in" svg:height="0.637in" svg:x="5.6465in" svg:y="0.0992in"><text:p text:style-name="P1">Binned Phi Distributions</text:p><text:p text:style-name="P1"><text:span text:style-name="T3">phiset/*.root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/>
      <text:p text:style-name="Standard"><draw:line text:anchor-type="paragraph" draw:z-index="12" draw:style-name="gr2" draw:text-style-name="P1" svg:x1="7.0531in" svg:y1="0.7417in" svg:x2="7.0433in" svg:y2="0.161in"><text:p/></draw:line><draw:line text:anchor-type="paragraph" draw:z-index="10" draw:style-name="gr2" draw:text-style-name="P1" svg:x1="5.6465in" svg:y1="0.161in" svg:x2="3.8673in" svg:y2="1.9839in"><text:p/></draw:line></text:p>
      <text:p text:style-name="Standard"/>
      <text:p text:style-name="Standard"/>
      <text:p text:style-name="Standard"><draw:custom-shape text:anchor-type="paragraph" draw:z-index="21" draw:style-name="gr4" draw:text-style-name="P4" svg:width="2.4543in" svg:height="0.3043in" svg:x="5.8071in" svg:y="0.1354in"><text:p text:style-name="P1"><text:span text:style-name="T3">toa_add.C(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><draw:line text:anchor-type="paragraph" draw:z-index="20" draw:style-name="gr2" draw:text-style-name="P1" svg:x1="7.0496in" svg:y1="0.637in" svg:x2="7.0398in" svg:y2="0.0563in"><text:p/></draw:line></text:p>
      <text:p text:style-name="Standard"/>
      <text:p text:style-name="Standard"><draw:line text:anchor-type="paragraph" draw:z-index="9" draw:style-name="gr2" draw:text-style-name="P1" svg:x1="2.2528in" svg:y1="0.6421in" svg:x2="1.0783in" svg:y2="0.102in"><text:p/></draw:line></text:p>
      <text:p text:style-name="Standard"><draw:custom-shape text:anchor-type="paragraph" draw:z-index="11" draw:style-name="gr4" draw:text-style-name="P1" svg:width="2.4024in" svg:height="0.2559in" svg:x="5.7764in" svg:y="0.0898in"><text:p text:style-name="P1"><text:span text:style-name="T3">phiset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><draw:line text:anchor-type="paragraph" draw:z-index="19" draw:style-name="gr2" draw:text-style-name="P1" svg:x1="7.0598in" svg:y1="0.7343in" svg:x2="7.05in" svg:y2="0.1535in"><text:p/></draw:line></text:p>
      <text:p text:style-name="Standard"><draw:custom-shape text:anchor-type="paragraph" draw:z-index="7" draw:style-name="gr4" draw:text-style-name="P3" svg:width="2.4543in" svg:height="0.8335in" svg:x="1.4134in" svg:y="0.0673in"><text:p text:style-name="P1"><text:span text:style-name="T4">Build binned phi distributions for</text:span></text:p><text:p text:style-name="P1"><text:span text:style-name="T4">kinematic bins and spinbits</text:span></text:p><text:p text:style-name="P1"><text:span text:style-name="T3">loop_PhiDist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24" draw:style-name="gr4" draw:text-style-name="P4" svg:width="3.2039in" svg:height="0.5224in" svg:x="5.3484in" svg:y="0.1429in"><text:p text:style-name="P1"><text:span text:style-name="T3">Asym3.C</text:span></text:p><text:p text:style-name="P1"><text:span text:style-name="T4">better to just use </text:span><text:span text:style-name="T3">asym_call_jets</text:span></text:p><draw:enhanced-geometry svg:viewBox="0 0 21600 21600" draw:extrusion="true" draw:glue-points="10800 0 0 10800 10800 21600 21600 10800" draw:type="flowchart-process" draw:enhanced-path="M 0 0 L 21600 0 21600 21600 0 21600 0 0 Z N"/></draw:custom-shape></text:p>
      <text:p text:style-name="Standard"><draw:line text:anchor-type="paragraph" draw:z-index="23" draw:style-name="gr2" draw:text-style-name="P1" svg:x1="2.1138in" svg:y1="0.1339in" svg:x2="1.0264in" svg:y2="0.7831in"><text:p/></draw:line><draw:line text:anchor-type="paragraph" draw:z-index="29" draw:style-name="gr2" draw:text-style-name="P1" svg:x1="2.8319in" svg:y1="0.1339in" svg:x2="3.7in" svg:y2="1.0866in"><text:p/></draw:line><draw:line text:anchor-type="paragraph" draw:z-index="30" draw:style-name="gr12" draw:text-style-name="P1" svg:x1="7.4154in" svg:y1="0.1146in" svg:x2="9.3134in" svg:y2="0.1146in"><text:p/></draw:line><draw:line text:anchor-type="paragraph" draw:z-index="31" draw:style-name="gr13" draw:text-style-name="P1" svg:x1="9.3134in" svg:y1="0.1146in" svg:x2="9.3134in" svg:y2="2.1055in"><text:p/></draw:line></text:p>
      <text:p text:style-name="Standard"><draw:line text:anchor-type="paragraph" draw:z-index="25" draw:style-name="gr9" draw:text-style-name="P1" svg:x1="8.1728in" svg:y1="0.6744in" svg:x2="8.1819in" svg:y2="0.0252in"><text:p/></draw:line></text:p>
      <text:p text:style-name="Standard"/>
      <text:p text:style-name="Standard"/>
      <text:p text:style-name="Standard"><draw:custom-shape text:anchor-type="paragraph" draw:z-index="22" draw:style-name="gr8" draw:text-style-name="P1" svg:width="2.2189in" svg:height="0.5732in" svg:x="-0.0764in" svg:y="0.0165in"><text:p text:style-name="P1">Bin Environment Vars</text:p><text:p text:style-name="P1"><text:span text:style-name="T3">source env_bins.sh</text:span>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/text:p>
      <text:p text:style-name="Standard"><draw:custom-shape text:anchor-type="paragraph" draw:z-index="28" draw:style-name="gr11" draw:text-style-name="P1" svg:width="2.3831in" svg:height="1.1906in" svg:x="2.5783in" svg:y="0.1283in"><text:p text:style-name="P1"><text:span text:style-name="T4">run exclusion lists</text:span></text:p><text:p text:style-name="P1"><text:span text:style-name="T3"><text:s/></text:span><text:span text:style-name="T3">- exclusion_list_sph</text:span></text:p><text:p text:style-name="P1"><text:span text:style-name="T3"><text:s/></text:span><text:span text:style-name="T3">- exclusion_list_pi0</text:span></text:p><text:p text:style-name="P1"><text:span text:style-name="T3"><text:s/></text:span><text:span text:style-name="T3">- exclusion_list_thr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3" draw:style-name="gr4" draw:text-style-name="P5" svg:width="2.9543in" svg:height="0.637in" svg:x="5.3201in" svg:y="0.0465in"><text:p text:style-name="P5"><text:span text:style-name="T3">output/ subdirectory:</text:span></text:p><text:p text:style-name="P5"><text:span text:style-name="T3"><text:s/></text:span><text:span text:style-name="T3">- spin_{sph,pi0,thr}.root</text:span></text:p><text:p text:style-name="P5"><text:span text:style-name="T3"><text:s/></text:span><text:span text:style-name="T3">- various pngs</text:span></text:p><draw:enhanced-geometry svg:viewBox="0 0 21600 21600" draw:extrusion="true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><draw:line text:anchor-type="paragraph" draw:z-index="27" draw:style-name="gr2" draw:text-style-name="P1" svg:x1="1.0752in" svg:y1="0.0146in" svg:x2="1.0752in" svg:y2="0.4484in"><text:p/></draw:line></text:p>
      <text:p text:style-name="Standard"/>
      <text:p text:style-name="Standard"><draw:custom-shape text:anchor-type="paragraph" draw:z-index="26" draw:style-name="gr10" draw:text-style-name="P3" svg:width="2.4543in" svg:height="0.8335in" svg:x="-0.1354in" svg:y="0.0654in"><text:p text:style-name="P1"><text:span text:style-name="T4">Generate env_bins.sh</text:span></text:p><text:p text:style-name="P1"><text:span text:style-name="T3">Bin_Splitter.C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line text:anchor-type="paragraph" draw:z-index="32" draw:style-name="gr2" draw:text-style-name="P1" svg:x1="8.2484in" svg:y1="0.189in" svg:x2="9.313in" svg:y2="0.189in"><text:p/></draw:line><draw:custom-shape text:anchor-type="paragraph" draw:z-index="34" draw:style-name="gr4" draw:text-style-name="P1" svg:width="1.5748in" svg:height="0.2559in" svg:x="6.8362in" svg:y="0.0272in"><text:p text:style-name="P1"><text:span text:style-name="T3">spin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0:39:52</meta:creation-date>
    <dc:date>2014-09-29T17:24:12.514262139</dc:date>
    <meta:editing-duration>PT59M21S</meta:editing-duration>
    <meta:editing-cycles>14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